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nsaction Level Model</text:h>
      <text:h text:style-name="Heading_20_2" text:outline-level="2">概述</text:h>
      <text:p text:style-name="Text_20_body"><text:tab/>TLM-2.0的组成：core interfaces、global quantum、initiator、target sockets、generic payload和base protocol、utilities。另外，TLM-1.0的core interface、analysis interface和analysis port也被包含在内，尽管这些不属于TLM2.0标准。</text:p>
      <text:p text:style-name="Text_20_body"><text:tab/>TLM-2.0的core interfaces组成：blocking和non-blocking transport interfaces、the direct memory interface(DMI)和debug transport interface。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09T23:47:44</meta:creation-date>
    <meta:generator>LibreOffice/3.5$Linux_x86 LibreOffice_project/350m1$Build-2</meta:generator>
    <dc:date>2014-06-09T23:57:30</dc:date>
    <dc:creator>root </dc:creator>
    <meta:editing-duration>PT7M47S</meta:editing-duration>
    <meta:editing-cycles>3</meta:editing-cycles>
    <meta:document-statistic meta:table-count="0" meta:image-count="0" meta:object-count="0" meta:page-count="1" meta:paragraph-count="4" meta:word-count="22" meta:character-count="343" meta:non-whitespace-character-count="323"/>
  </office:meta>
</office:document-meta>
</file>